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24pt" style:font-size-asian="18pt" style:font-size-complex="18pt"/>
    </style:style>
    <style:style style:name="P2" style:family="paragraph" style:parent-style-name="Heading_20_3">
      <style:text-properties fo:font-size="18pt" style:font-size-asian="14pt" style:font-size-complex="14pt"/>
    </style:style>
    <style:style style:name="P3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Heading_20_3">
      <style:paragraph-properties fo:text-align="center" style:justify-single-word="false"/>
      <style:text-properties fo:font-size="24pt" officeooo:rsid="0012648a" officeooo:paragraph-rsid="0012648a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6pt" fo:font-weight="bold" officeooo:rsid="0012648a" officeooo:paragraph-rsid="0012648a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fo:font-weight="normal" officeooo:rsid="0012648a" officeooo:paragraph-rsid="0012648a" style:font-size-asian="14pt" style:font-weight-asian="normal" style:font-size-complex="14pt" style:font-weight-complex="normal"/>
    </style:style>
    <style:style style:name="P8" style:family="paragraph" style:parent-style-name="Heading_20_1">
      <style:text-properties officeooo:rsid="0012fa66" officeooo:paragraph-rsid="0012fa66"/>
    </style:style>
    <style:style style:name="P9" style:family="paragraph" style:parent-style-name="Text_20_body">
      <style:text-properties officeooo:paragraph-rsid="0012fa66"/>
    </style:style>
    <style:style style:name="P10" style:family="paragraph" style:parent-style-name="Heading_20_1">
      <style:text-properties officeooo:rsid="0012fa66" officeooo:paragraph-rsid="0013a89d"/>
    </style:style>
    <style:style style:name="P11" style:family="paragraph" style:parent-style-name="Text_20_body">
      <style:text-properties officeooo:paragraph-rsid="0013a89d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normal" officeooo:rsid="0013a89d" style:font-weight-asian="normal" style:font-weight-complex="normal"/>
    </style:style>
    <style:style style:name="T5" style:family="text">
      <style:text-properties officeooo:rsid="0013a8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niversidade de Brasília – Campus FCTE</text:h>
      <text:p text:style-name="Standard"/>
      <text:p text:style-name="Standard"/>
      <text:h text:style-name="P2" text:outline-level="3"><text:span text:style-name="T1">Disciplina</text:span>: <text:span text:style-name="T2">Métodos Numericos para Engenharia</text:span></text:h>
      <text:h text:style-name="P2" text:outline-level="3"><text:span text:style-name="T3">Professor:</text:span> <text:span text:style-name="T2">Manuel Nascimento Dias Barcelos Júnior</text:span></text:h>
      <text:p text:style-name="P3"/>
      <text:p text:style-name="P3"/>
      <text:p text:style-name="P3"/>
      <text:p text:style-name="P3"/>
      <text:p text:style-name="P3"/>
      <text:h text:style-name="P4" text:outline-level="3">Trabalho 1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Grupo:</text:p>
      <text:p text:style-name="P7">Aluno 1: Caio Flávio de Lima Martins Júnior, Matrícula: 231011168</text:p>
      <text:p text:style-name="P7">Aluno 2: Daniel da Silva Batista, Matrícula: 231011201</text:p>
      <text:p text:style-name="P7">Aluno 3: Átila Sobral de Oliveira, Matrícula: 232014398</text:p>
      <text:p text:style-name="P7">Aluno 4: Arthur Luiz Silva Guedes, Matriícula: 231028675<text:tab/></text:p>
      <text:p text:style-name="P7"/>
      <text:p text:style-name="P7"/>
      <text:p text:style-name="P6">Data de entrega:<text:span text:style-name="T2"> </text:span><text:span text:style-name="T4">16</text:span><text:span text:style-name="T2">/09/2025</text:span></text:p>
      <text:p text:style-name="P7"/>
      <text:p text:style-name="P7"/>
      <text:p text:style-name="P7"/>
      <text:h text:style-name="P8" text:outline-level="1"><text:soft-page-break/>Exercício 1:</text:h>
      <text:p text:style-name="P9">Dados Iniciais:</text:p>
      <text:p text:style-name="P9">a = 14.75</text:p>
      <text:p text:style-name="P9">b = -5.92</text:p>
      <text:p text:style-name="P9">c = 61.4</text:p>
      <text:p text:style-name="P9">Cálculo de d:</text:p>
      <text:p text:style-name="P9">d = 0.6 × (a × b - c)</text:p>
      <text:p text:style-name="P9">d = 0.6 × (14.75 × (-5.92) - 61.4)</text:p>
      <text:p text:style-name="P9">d = 0.6 × (-87.32 - 61.4)</text:p>
      <text:p text:style-name="P9">d = 0.6 × (-148.72)</text:p>
      <text:p text:style-name="P9">d = -89.232</text:p>
      <text:p text:style-name="P9">Cálculo de a_asr:</text:p>
      <text:p text:style-name="P9">a_asr = a + ((a × b)/c) × ((a + d)² / √|a × b|)</text:p>
      <text:p text:style-name="P9">a_asr = 14.75 + ((14.75 × -5.92)/61.4) × ((14.75 + (-89.232))² / √|14.75 × -5.92|)</text:p>
      <text:p text:style-name="P9">a_asr = 14.75 + ((-87.32)/61.4) × ((-74.482)² / √87.32)</text:p>
      <text:p text:style-name="P9">a_asr = 14.75 + (-1.422) × (5547.58 / 9.345)</text:p>
      <text:p text:style-name="P9">a_asr = 14.75 + (-1.422) × 593.64</text:p>
      <text:p text:style-name="P9">a_asr = 14.75 - 844.16</text:p>
      <text:p text:style-name="P9">a_asr = -829.41</text:p>
      <text:p text:style-name="P9"/>
      <text:p text:style-name="P9">Cálculo de b_asr:</text:p>
      <text:p text:style-name="P9">b_asr = (d × e^(d/2)) + ((a × d + c × d) / ((25/a) + (35/b))) / (a + b + c + d)</text:p>
      <text:p text:style-name="P9">b_asr = (-89.232 × e^(-89.232/2)) + ((14.75×-89.232 + 61.4×-89.232) / ((25/14.75) + (35/-5.92))) / (14.75 -5.92 + 61.4 -89.232)</text:p>
      <text:p text:style-name="P9">b_asr = (-89.232 × e^(-44.616)) + ((-1316.17 - 5481.48) / (1.695 - 5.912)) / (-18.002)</text:p>
      <text:p text:style-name="P9">b_asr = (-89.232 × 1.78×10⁻²⁰) + (-6797.65 / -4.217) / (-18.002)</text:p>
      <text:p text:style-name="P9">b_asr = (-1.59×10⁻¹⁸) + (1612.03) / (-18.002)</text:p>
      <text:p text:style-name="P9">b_asr = -1.59×10⁻¹⁸ - 89.55</text:p>
      <text:p text:style-name="P9">b_asr = -89.55</text:p>
      <text:h text:style-name="P10" text:outline-level="1">Exercício <text:span text:style-name="T5">2</text:span>:</text:h>
      <text:p text:style-name="P11"/>
      <text:p text:style-name="P11"><text:soft-page-break/>Vetor com 16 elementos igualmente espaçados entre 4 e 61:</text:p>
      <text:p text:style-name="P11">vector = linspace(4, 61, 16)</text:p>
      <text:p text:style-name="P11"/>
      <text:p text:style-name="P11">Cálculo do espaçamento:</text:p>
      <text:p text:style-name="P11">Δx = (61 - 4) / (16 - 1) = 57 / 15 = 3.8</text:p>
      <text:p text:style-name="P11"/>
      <text:p text:style-name="P11">Elementos do vetor:</text:p>
      <text:p text:style-name="P11">[4.0, 7.8, 11.6, 15.4, 19.2, 23.0, 26.8, 30.6, 34.4, 38.2, 42.0, 45.8, 49.6, 53.4, 57.2, 61.0]</text:p>
      <text:p text:style-name="P11"/>
      <text:h text:style-name="P10" text:outline-level="1">Exercício <text:span text:style-name="T5">3</text:span>:</text:h>
      <text:p text:style-name="P11"/>
      <text:p text:style-name="P11">Matriz M 4×7 com os valores especificados:<text:tab/></text:p>
      <text:p text:style-name="P11">M = [</text:p>
      <text:p text:style-name="P11"><text:s text:c="4"/>[0.0, <text:s text:c="2"/>1.0, <text:s text:c="3"/>2.0, <text:s text:c="3"/>3.0, <text:s text:c="3"/>4.0, <text:s text:c="3"/>5.0, <text:s text:c="3"/>6.0],</text:p>
      <text:p text:style-name="P11"><text:s text:c="4"/>[3.0, <text:s text:c="2"/>9.1667, 15.3333, 21.5, <text:s text:c="2"/>27.6667, 33.8333, 40.0],</text:p>
      <text:p text:style-name="P11"><text:s text:c="4"/>[28.0, <text:s/>27.75, <text:s/>27.5, <text:s text:c="2"/>27.25, <text:s/>27.0, <text:s text:c="2"/>26.75, <text:s/>26.5],</text:p>
      <text:p text:style-name="P11"><text:s text:c="4"/>[6.0, <text:s text:c="2"/>5.0, <text:s text:c="3"/>4.0, <text:s text:c="3"/>3.0, <text:s text:c="3"/>2.0, <text:s text:c="3"/>1.0, <text:s text:c="3"/>0.0]</text:p>
      <text:p text:style-name="P11">]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0" text:outline-level="1">Exercício <text:span text:style-name="T5">4</text:span>:</text:h>
      <text:p text:style-name="P11"/>
      <text:p text:style-name="P11">Função: y = (8 × a²) / (x² + 4 × a²) onde a = 0.8</text:p>
      <text:p text:style-name="P11"><text:soft-page-break/>Domínio: x ∈ [-3, 3] com incremento de 0.2</text:p>
      <text:p text:style-name="P11">Características do gráfico:</text:p>
      <text:p text:style-name="P11">Título: "gráfico de y versus x"</text:p>
      <text:p text:style-name="P11">Eixo x: "Vetor x"</text:p>
      <text:p text:style-name="P11">Eixo y: "Vetor y"</text:p>
      <text:p text:style-name="P11">Grade habilitada</text:p>
      <text:p text:style-name="P11">Marcadores circulares com linha contínua azul</text:p>
      <text:p text:style-name="P11">Tamanho da figura: 16×12 polegadas</text:p>
      <text:p text:style-name="P11">Salvo como 'MNE/graficoexercicio4.png'</text:p>
      <text:p text:style-name="P11"/>
      <text:h text:style-name="P10" text:outline-level="1">Exercício <text:span text:style-name="T5">5</text:span>:</text:h>
      <text:p text:style-name="P11"/>
      <text:p text:style-name="P11">Função SItoING converte:</text:p>
      <text:p text:style-name="P11">Centímetros para polegadas: dividir por 2.54</text:p>
      <text:p text:style-name="P11">Quilogramas para libras: dividir por 0.453592</text:p>
      <text:p text:style-name="P11">Para altura = 183 cm:</text:p>
      <text:p text:style-name="P11">polegadas = 183 / 2.54 = 72.05</text:p>
      <text:p text:style-name="P11">Para massa = 92.3 kg:</text:p>
      <text:p text:style-name="P11">libras = 92.3 / 0.453592 = 203.4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3:10:17.059283494</meta:creation-date>
    <dc:date>2025-09-16T10:25:07.442238358</dc:date>
    <meta:editing-duration>PT20M14S</meta:editing-duration>
    <meta:editing-cycles>3</meta:editing-cycles>
    <meta:generator>LibreOffice/25.2.2.2$Linux_X86_64 LibreOffice_project/520$Build-2</meta:generator>
    <meta:document-statistic meta:table-count="0" meta:image-count="0" meta:object-count="0" meta:page-count="4" meta:paragraph-count="71" meta:word-count="472" meta:character-count="2480" meta:non-whitespace-character-count="2030"/>
  </office:meta>
</office:document-meta>
</file>